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2.53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4339in"/>
    </style:style>
    <style:style style:name="co5" style:family="table-column">
      <style:table-column-properties fo:break-before="auto" style:column-width="0.3646in"/>
    </style:style>
    <style:style style:name="co6" style:family="table-column">
      <style:table-column-properties fo:break-before="auto" style:column-width="2.6701in"/>
    </style:style>
    <style:style style:name="co7" style:family="table-column">
      <style:table-column-properties fo:break-before="auto" style:column-width="2.8736in"/>
    </style:style>
    <style:style style:name="co8" style:family="table-column">
      <style:table-column-properties fo:break-before="auto" style:column-width="1.522in"/>
    </style:style>
    <style:style style:name="co9" style:family="table-column">
      <style:table-column-properties fo:break-before="auto" style:column-width="0.9756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736in" fo:break-before="auto" style:use-optimal-row-height="false"/>
    </style:style>
    <style:style style:name="ro5" style:family="table-row">
      <style:table-row-properties style:row-height="0.273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0c2c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13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style:use-window-font-color="true" fo:font-size="16pt" style:font-size-asian="16pt" style:font-size-complex="16pt"/>
    </style:style>
    <style:style style:name="ce5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Project Overview" table:style-name="ta1" table:print-ranges="'Project Overview'.D1:'Project Overview'.D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0" office:value-type="string" calcext:value-type="string" table:number-columns-spanned="2" table:number-rows-spanned="1">
            <text:p>Project Overview</text:p>
          </table:table-cell>
          <table:covered-table-cell/>
          <table:table-cell table:style-name="ce11" office:value-type="string" calcext:value-type="string">
            <text:p>Stat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'Rejuvenate MB Air'.A1]" office:value-type="string" office:string-value="Rejuvenate Macbook Air" calcext:value-type="string">
            <text:p>Rejuvenate Macbook Air</text:p>
          </table:table-cell>
          <table:table-cell table:formula="of:=[$'Rejuvenate MB Air'.B2]" office:value-type="string" office:string-value="Complete" calcext:value-type="string">
            <text:p>Complet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'Config Kindle'.A1]" office:value-type="string" office:string-value="Configure Jailbroken Kindle" calcext:value-type="string">
            <text:p>Configure Jailbroken Kindle</text:p>
          </table:table-cell>
          <table:table-cell table:formula="of:=[$'Config Kindle'.B2]" office:value-type="string" office:string-value="Complete" calcext:value-type="string">
            <text:p>Complet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'Make RLCD Display'.A1]" office:value-type="string" office:string-value="Make RLCD Display" calcext:value-type="string">
            <text:p>Make RLCD Display</text:p>
          </table:table-cell>
          <table:table-cell table:formula="of:=[$'Make RLCD Display'.B2]" office:value-type="string" office:string-value="New" calcext:value-type="string">
            <text:p>New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'MB Air Battery Relpacement'.A1]" office:value-type="string" office:string-value="Replace/Upgrade MBA Battery" calcext:value-type="string">
            <text:p>Replace/Upgrade MBA Battery</text:p>
          </table:table-cell>
          <table:table-cell table:formula="of:=[$'MB Air Battery Relpacement'.B2]" office:value-type="string" office:string-value="New" calcext:value-type="string">
            <text:p>New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'Rejuvenate iPad Air'.A1]" office:value-type="string" office:string-value="Rejuvenate iPad Air" calcext:value-type="string">
            <text:p>Rejuvenate iPad Air</text:p>
          </table:table-cell>
          <table:table-cell table:formula="of:=[$'Rejuvenate iPad Air'.B2]" office:value-type="string" office:string-value="In Progress" calcext:value-type="string">
            <text:p>In Progres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'WebDev - Chelsea Irish'.A1]" office:value-type="string" office:string-value="ChelseaIrish.com" calcext:value-type="string">
            <text:p>ChelseaIrish.com</text:p>
          </table:table-cell>
          <table:table-cell table:formula="of:=[$'WebDev - Chelsea Irish'.B2]" office:value-type="string" office:string-value="In Progress" calcext:value-type="string">
            <text:p>In Progres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'WebDev - V2 Acerbic Inq'.A1]" office:value-type="string" office:string-value="Acerbicinq.com" calcext:value-type="string">
            <text:p>Acerbicinq.com</text:p>
          </table:table-cell>
          <table:table-cell table:formula="of:=[$'WebDev - V2 Acerbic Inq'.B2]" office:value-type="string" office:string-value="New" calcext:value-type="string">
            <text:p>New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'Downgrade MBP'.A1]" office:value-type="string" office:string-value="Downgrade MBP" calcext:value-type="string">
            <text:p>Downgrade MBP</text:p>
          </table:table-cell>
          <table:table-cell table:formula="of:=[$'Downgrade MBP'.B2]" office:value-type="string" office:string-value="Complete" calcext:value-type="string">
            <text:p>Complete</text:p>
          </table:table-cell>
        </table:table-row>
      </table:table>
      <table:table table:name="Rejuvenate MB Ai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0" office:value-type="string" calcext:value-type="string" table:number-columns-spanned="2" table:number-rows-spanned="1">
            <text:p>Rejuvenate Macbook Air</text:p>
          </table:table-cell>
          <table:covered-table-cell/>
          <table:table-cell table:number-columns-repeated="4"/>
        </table:table-row>
        <table:table-row table:style-name="ro2">
          <table:table-cell table:style-name="ce11" office:value-type="string" calcext:value-type="string">
            <text:p>Status</text:p>
          </table:table-cell>
          <table:table-cell office:value-type="string" calcext:value-type="string">
            <text:p>Complete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4" table:number-rows-spanned="1">
            <text:p>Detailed Process</text:p>
          </table:table-cell>
          <table:covered-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epared Mac by cleaning up and moving files to both external and cloud storage.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lashed Debian OS onto flash drive.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ttempted to install.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ealized reliable WPS wifi or LAN was needed for proper install.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borted.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lashed Kubuntu OS onto flash drive instead.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uccessfully installed!</text:p>
          </table:table-cell>
          <table:table-cell table:number-columns-repeated="2"/>
        </table:table-row>
      </table:table>
      <table:table table:name="Config Kindle" table:style-name="ta1"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0" office:value-type="string" calcext:value-type="string" table:number-columns-spanned="2" table:number-rows-spanned="1">
            <text:p>Configure Jailbroken Kindle</text:p>
          </table:table-cell>
          <table:covered-table-cell/>
          <table:table-cell table:number-columns-repeated="4"/>
        </table:table-row>
        <table:table-row table:style-name="ro2">
          <table:table-cell table:style-name="ce11" office:value-type="string" calcext:value-type="string">
            <text:p>Status</text:p>
          </table:table-cell>
          <table:table-cell office:value-type="string" calcext:value-type="string">
            <text:p>Complete</text:p>
          </table:table-cell>
          <table:table-cell table:number-columns-repeated="4"/>
        </table:table-row>
        <table:table-row table:style-name="ro3">
          <table:table-cell table:style-name="ce11" office:value-type="string" calcext:value-type="string">
            <text:p>Goal</text:p>
          </table:table-cell>
          <table:table-cell table:style-name="ce4" office:value-type="string" calcext:value-type="string">
            <text:p>Customize Kindle for use as Manga Reader, RSS Feed, etc, expanding functionality beyond Kindle books alone.</text:p>
          </table:table-cell>
          <table:table-cell table:style-name="ce12" office:value-type="string" calcext:value-type="string" table:number-columns-spanned="4" table:number-rows-spanned="1">
            <text:p>Detailed Process</text:p>
          </table:table-cell>
          <table:covered-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ollowed the Jailbreak Guide for my Paperwhite Kindl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stalled Kindleforge and KUAL for expanded functionalit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put purchased books into Koreader.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ustomized and tweaked styling and wallpapers.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dded custom apps via Kindleforge. All done!</text:p>
          </table:table-cell>
          <table:table-cell table:number-columns-repeated="2"/>
        </table:table-row>
      </table:table>
      <table:table table:name="Make RLCD Display" table:style-name="ta1"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0" office:value-type="string" calcext:value-type="string" table:number-columns-spanned="2" table:number-rows-spanned="1">
            <text:p>Make RLCD Display</text:p>
          </table:table-cell>
          <table:covered-table-cell/>
          <table:table-cell table:number-columns-repeated="4"/>
        </table:table-row>
        <table:table-row table:style-name="ro2">
          <table:table-cell table:style-name="ce11" office:value-type="string" calcext:value-type="string">
            <text:p>Status</text:p>
          </table:table-cell>
          <table:table-cell office:value-type="string" calcext:value-type="string">
            <text:p>New</text:p>
          </table:table-cell>
          <table:table-cell table:number-columns-repeated="4"/>
        </table:table-row>
        <table:table-row table:style-name="ro4">
          <table:table-cell table:style-name="ce11" office:value-type="string" calcext:value-type="string">
            <text:p>Goal</text:p>
          </table:table-cell>
          <table:table-cell table:style-name="ce4" office:value-type="string" calcext:value-type="string">
            <text:p>Turn my Harborinno Paper 7 Tablet into an RLCD Dispay that can be used with Kconnect or similar in Kubuntu; <text:s/>to reduce eye strain during the daytime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4" table:number-rows-spanned="1">
            <text:p>Detailed Process</text:p>
          </table:table-cell>
          <table:covered-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MB Air Battery Relpacement" table:style-name="ta1">
        <table:table-column table:style-name="co3" table:default-cell-style-name="ce11"/>
        <table:table-column table:style-name="co6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5">
          <table:table-cell table:style-name="ce13" office:value-type="string" calcext:value-type="string" table:number-columns-spanned="2" table:number-rows-spanned="1">
            <text:p>Replace/Upgrade MBA Battery</text:p>
          </table:table-cell>
          <table:covered-table-cell/>
          <table:table-cell table:number-columns-repeated="4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New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Goal</text:p>
          </table:table-cell>
          <table:table-cell table:style-name="ce4" office:value-type="string" calcext:value-type="string">
            <text:p>To restore or enhance original battery life of 2012 Macbook Air.</text:p>
          </table:table-cell>
          <table:table-cell table:style-name="ce12" office:value-type="string" calcext:value-type="string" table:number-columns-spanned="4" table:number-rows-spanned="1">
            <text:p>Detailed Process</text:p>
          </table:table-cell>
          <table:covered-table-cell table:number-columns-repeated="3"/>
        </table:table-row>
        <table:table-row table:style-name="ro2"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Rejuvenate iPad Air" table:style-name="ta1">
        <table:table-column table:style-name="co3" table:default-cell-style-name="ce11"/>
        <table:table-column table:style-name="co7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7">
          <table:table-cell table:style-name="ce13" office:value-type="string" calcext:value-type="string" table:number-columns-spanned="2" table:number-rows-spanned="1">
            <text:p>Rejuvenate iPad Air</text:p>
          </table:table-cell>
          <table:covered-table-cell/>
          <table:table-cell table:number-columns-repeated="4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In Progr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n</text:p>
          </table:table-cell>
          <table:table-cell office:value-type="string" calcext:value-type="string">
            <text:p>Turn old 2012 iPad into a Linux Machine.</text:p>
          </table:table-cell>
          <table:table-cell table:style-name="ce12" office:value-type="string" calcext:value-type="string" table:number-columns-spanned="4" table:number-rows-spanned="1">
            <text:p>Detailed Process</text:p>
          </table:table-cell>
          <table:covered-table-cell table:number-columns-repeated="3"/>
        </table:table-row>
        <table:table-row table:style-name="ro2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ilbroke iPad via Checkra1n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WebDev - Chelsea Irish" table:style-name="ta1"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8" table:default-cell-style-name="Default"/>
        <table:table-row table:style-name="ro7">
          <table:table-cell table:style-name="ce13" office:value-type="string" calcext:value-type="string" table:number-columns-spanned="2" table:number-rows-spanned="1">
            <text:p>ChelseaIrish.com</text:p>
          </table:table-cell>
          <table:covered-table-cell/>
          <table:table-cell table:number-columns-repeated="8"/>
        </table:table-row>
        <table:table-row table:style-name="ro2">
          <table:table-cell table:style-name="ce11" office:value-type="string" calcext:value-type="string">
            <text:p>Status</text:p>
          </table:table-cell>
          <table:table-cell office:value-type="string" calcext:value-type="string">
            <text:p>In Progress</text:p>
          </table:table-cell>
          <table:table-cell table:number-columns-repeated="8"/>
        </table:table-row>
        <table:table-row table:style-name="ro2">
          <table:table-cell table:style-name="ce11" office:value-type="string" calcext:value-type="string">
            <text:p>Plan</text:p>
          </table:table-cell>
          <table:table-cell office:value-type="string" calcext:value-type="string">
            <text:p>Create resume/portfolio site</text:p>
          </table:table-cell>
          <table:table-cell table:style-name="ce12" office:value-type="string" calcext:value-type="string" table:number-columns-spanned="4" table:number-rows-spanned="1">
            <text:p>Detailed Process</text:p>
          </table:table-cell>
          <table:covered-table-cell table:number-columns-repeated="3"/>
          <table:table-cell table:number-columns-repeated="2"/>
          <table:table-cell table:style-name="ce11" office:value-type="string" calcext:value-type="string">
            <text:p>To Deploy</text:p>
          </table:table-cell>
          <table:table-cell table:style-name="ce11" office:value-type="string" calcext:value-type="string">
            <text:p>To Link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cover old projects by deploying to Netlify via Github.</text:p>
          </table:table-cell>
          <table:table-cell table:number-columns-repeated="4"/>
          <table:table-cell table:style-name="ce5" office:value-type="string" calcext:value-type="string">
            <text:p><text:a xlink:href="https://animewatchquiz.netlify.app/" xlink:type="simple">Anime Quiz</text:a></text:p>
          </table:table-cell>
          <table:table-cell table:style-name="ce5" office:value-type="string" calcext:value-type="string">
            <text:p><text:a xlink:href="http://yahushacomes.com/" xlink:type="simple">Yahusha Comes</text:a>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dded all HTML Elements needed.</text:p>
          </table:table-cell>
          <table:table-cell table:number-columns-repeated="4"/>
          <table:table-cell table:style-name="ce5" office:value-type="string" calcext:value-type="string">
            <text:p><text:a xlink:href="https://writersapp.netlify.app/" xlink:type="simple">Writer’s App</text:a></text:p>
          </table:table-cell>
          <table:table-cell table:style-name="ce5" office:value-type="string" calcext:value-type="string">
            <text:p><text:a xlink:href="http://acerbicinq.com/" xlink:type="simple">AcerbicInq (Vibecode)</text:a>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put some basic styling to view how it might look on the page.</text:p>
          </table:table-cell>
          <table:table-cell table:number-columns-repeated="4"/>
          <table:table-cell table:style-name="ce5" office:value-type="string" calcext:value-type="string">
            <text:p><text:a xlink:href="https://authortribute.netlify.app/" xlink:type="simple">Tribute App</text:a></text:p>
          </table:table-cell>
          <table:table-cell office:value-type="string" calcext:value-type="string">
            <text:p>AcerbicInq (V2)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illing in all pertinent information and finalizing downloadable docs.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eate a dark mode version of site.</text:p>
          </table:table-cell>
          <table:table-cell table:number-columns-repeated="4"/>
          <table:table-cell table:style-name="ce11" office:value-type="string" calcext:value-type="string">
            <text:p>TODO</text:p>
          </table:table-cell>
          <table:table-cell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eate a light mode version of site.</text:p>
          </table:table-cell>
          <table:table-cell table:number-columns-repeated="4"/>
          <table:table-cell office:value-type="string" calcext:value-type="string">
            <text:p>Steps 7 – 9</text:p>
          </table:table-cell>
          <table:table-cell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dd fancy svg for title.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ouble-check functionality of all items.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dd in media queries and accessibility.</text:p>
          </table:table-cell>
          <table:table-cell table:number-columns-repeated="6"/>
        </table:table-row>
      </table:table>
      <table:table table:name="WebDev - V2 Acerbic Inq" table:style-name="ta1">
        <table:table-column table:style-name="co9" table:default-cell-style-name="ce11"/>
        <table:table-column table:style-name="co7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8" table:default-cell-style-name="Default"/>
        <table:table-row table:style-name="ro7">
          <table:table-cell table:style-name="ce13" office:value-type="string" calcext:value-type="string" table:number-columns-spanned="2" table:number-rows-spanned="1">
            <text:p>Acerbicinq.com</text:p>
          </table:table-cell>
          <table:covered-table-cell/>
          <table:table-cell table:number-columns-repeated="8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Ne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oal</text:p>
          </table:table-cell>
          <table:table-cell office:value-type="string" calcext:value-type="string">
            <text:p>Redo website from scratch.</text:p>
          </table:table-cell>
          <table:table-cell table:style-name="ce12" office:value-type="string" calcext:value-type="string" table:number-columns-spanned="4" table:number-rows-spanned="1">
            <text:p>Detailed Process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Technologies</text:p>
          </table:table-cell>
          <table:table-cell office:value-type="string" calcext:value-type="string">
            <text:p>Astro J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earned HTML for proper semantic formatting.</text:p>
          </table:table-cell>
          <table:table-cell table:number-columns-repeated="6"/>
        </table:table-row>
        <table:table-row table:style-name="ro2"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xt is CSS!</text:p>
          </table:table-cell>
          <table:table-cell table:number-columns-repeated="6"/>
        </table:table-row>
      </table:table>
      <table:table table:name="Downgrade MBP" table:style-name="ta1">
        <table:table-column table:style-name="co9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8" table:default-cell-style-name="Default"/>
        <table:table-row table:style-name="ro7">
          <table:table-cell table:style-name="ce13" office:value-type="string" calcext:value-type="string" table:number-columns-spanned="2" table:number-rows-spanned="1">
            <text:p>Downgrade MBP</text:p>
          </table:table-cell>
          <table:covered-table-cell/>
          <table:table-cell table:number-columns-repeated="8"/>
        </table:table-row>
        <table:table-row table:style-name="ro2">
          <table:table-cell table:style-name="ce11" office:value-type="string" calcext:value-type="string">
            <text:p>Status</text:p>
          </table:table-cell>
          <table:table-cell office:value-type="string" calcext:value-type="string">
            <text:p>Complete</text:p>
          </table:table-cell>
          <table:table-cell table:number-columns-repeated="8"/>
        </table:table-row>
        <table:table-row table:style-name="ro2">
          <table:table-cell table:style-name="ce11" office:value-type="string" calcext:value-type="string">
            <text:p>Goal</text:p>
          </table:table-cell>
          <table:table-cell office:value-type="string" calcext:value-type="string">
            <text:p>Downgrade from Tahoe to Sequoia 15.4.7</text:p>
          </table:table-cell>
          <table:table-cell table:style-name="ce12" office:value-type="string" calcext:value-type="string" table:number-columns-spanned="4" table:number-rows-spanned="1">
            <text:p>The Process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table:style-name="ce11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pied and saved all important files.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ownloaded Sequoia OS.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ormatted USB Drive.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utdown Mac and then booted into recovery mode.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ttempted to select main hard drive to install Sequioa to. Received message “This volume cannot be downgraded”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ooted as normal into Tahoe to troubleshoot. Erased main disk.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e-attempted to install from Sequoia. Second attempt was successful!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/00/0000</text:date>, <text:time style:data-style-name="N2" text:time-value="12:37:58.0975391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3T19:26:07.294476052</meta:creation-date>
    <dc:date>2026-03-07T14:58:03.542828414</dc:date>
    <meta:editing-duration>PT3H7M57S</meta:editing-duration>
    <meta:editing-cycles>22</meta:editing-cycles>
    <meta:generator>LibreOffice/24.2.7.2$Linux_X86_64 LibreOffice_project/420$Build-2</meta:generator>
    <meta:document-statistic meta:table-count="9" meta:cell-count="151" meta:object-count="0"/>
  </office:meta>
</office:document-meta>
</file>